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40000019EB257BB2E79B5C3F8.png" manifest:media-type="image/png"/>
  <manifest:file-entry manifest:full-path="Pictures/100010C1000057F400004CC69A9F6FF5002978B4.svg" manifest:media-type="image/svg+xml"/>
  <manifest:file-entry manifest:full-path="Pictures/1000121100003D8D00002AD150A3536D878F8AFE.svg" manifest:media-type="image/svg+xml"/>
  <manifest:file-entry manifest:full-path="Pictures/10002FF90000234C00001D8F225A142407ED654A.svg" manifest:media-type="image/svg+xml"/>
  <manifest:file-entry manifest:full-path="Pictures/10000201000000DC00000119F5EB6BFDF36C770B.png" manifest:media-type="image/png"/>
  <manifest:file-entry manifest:full-path="Pictures/10000201000001560000011E70C8F1D8072C1C0C.png" manifest:media-type="image/png"/>
  <manifest:file-entry manifest:full-path="Pictures/100013B0000016B100001D1427159DA10E5EEEB3.svg" manifest:media-type="image/svg+xml"/>
  <manifest:file-entry manifest:full-path="Pictures/10000201000002F5000002955BC5426881FCB3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draw:marker-start-width="0.305cm" draw:marker-end-width="0.305cm" draw:textarea-horizontal-align="justify" draw:textarea-vertical-align="middle" draw:auto-grow-height="false" fo:min-height="13.618cm" fo:min-width="14.638cm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draw:marker-start-width="0.305cm" draw:marker-end-width="0.305cm" draw:textarea-horizontal-align="justify" draw:textarea-vertical-align="middle" draw:auto-grow-height="false" fo:min-height="0.918cm" fo:min-width="14.638cm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svg:stroke-width="0.102cm" draw:marker-start-width="0.152cm" draw:marker-end-width="0.152cm" draw:textarea-horizontal-align="justify" draw:textarea-vertical-align="middle" draw:auto-grow-height="false" fo:min-height="4.428cm" fo:min-width="4.202cm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3.9cm"/>
    </style:style>
    <style:style style:name="gr6" style:family="graphic" style:parent-style-name="standard">
      <style:graphic-properties svg:stroke-width="0.102cm" draw:marker-start-width="0.305cm" draw:marker-end-width="0.305cm" draw:textarea-horizontal-align="justify" draw:textarea-vertical-align="middle" draw:auto-grow-height="false" fo:min-height="4.428cm" fo:min-width="4.202cm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2.341cm"/>
    </style:style>
    <style:style style:name="gr8" style:family="graphic" style:parent-style-name="standard">
      <style:graphic-properties svg:stroke-width="0.102cm" draw:marker-start-width="0.305cm" draw:marker-end-width="0.305cm" draw:textarea-horizontal-align="justify" draw:textarea-vertical-align="middle" draw:auto-grow-height="false" fo:min-height="4.502cm" fo:min-width="4.252cm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4.8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1.84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1.55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2.54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2.462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font-weight="bold" style:font-size-asian="18pt" style:font-size-complex="18pt"/>
    </style:style>
    <style:style style:name="P3" style:family="paragraph">
      <loext:graphic-properties draw:fill="none" draw:fill-color="#ffffff"/>
      <style:paragraph-properties fo:text-align="center"/>
      <style:text-properties fo:font-size="18pt" fo:font-weight="bold" style:font-size-asian="18pt" style:font-size-complex="18pt"/>
    </style:style>
    <style:style style:name="P4" style:family="paragraph">
      <style:paragraph-properties fo:text-align="center"/>
      <style:text-properties fo:font-size="12pt" style:font-size-asian="18pt" style:font-size-complex="18pt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P6" style:family="paragraph">
      <style:text-properties fo:font-size="12pt" style:font-size-asian="18pt" style:font-size-complex="18pt"/>
    </style:style>
    <style:style style:name="P7" style:family="paragraph">
      <loext:graphic-properties draw:fill="none" draw:fill-color="#ffffff"/>
      <style:text-properties fo:font-size="12pt" style:font-size-asian="18pt" style:font-size-complex="18pt"/>
    </style:style>
    <style:style style:name="P8" style:family="paragraph">
      <style:text-properties fo:font-size="10pt"/>
    </style:style>
    <style:style style:name="P9" style:family="paragraph">
      <loext:graphic-properties draw:fill="none" draw:fill-color="#ffffff"/>
      <style:text-properties fo:font-size="10pt" style:font-size-asian="18pt" style:font-size-complex="18pt"/>
    </style:style>
    <style:style style:name="P10" style:family="paragraph">
      <style:paragraph-properties fo:text-align="center"/>
      <style:text-properties fo:font-size="10pt"/>
    </style:style>
    <style:style style:name="P11" style:family="paragraph">
      <loext:graphic-properties draw:fill="none" draw:fill-color="#ffffff"/>
      <style:paragraph-properties fo:text-align="center"/>
      <style:text-properties fo:font-size="10pt" style:font-size-asian="18pt" style:font-size-complex="18pt"/>
    </style:style>
    <style:style style:name="P12" style:family="paragraph">
      <style:paragraph-properties fo:text-align="center"/>
      <style:text-properties fo:font-size="10pt" fo:font-weight="bold"/>
    </style:style>
    <style:style style:name="P13" style:family="paragraph">
      <loext:graphic-properties draw:fill="none" draw:fill-color="#ffffff"/>
      <style:paragraph-properties fo:text-align="center"/>
      <style:text-properties fo:font-size="10pt" fo:font-weight="bold" style:font-size-asian="18pt" style:font-size-complex="18pt"/>
    </style:style>
    <style:style style:name="T1" style:family="text">
      <style:text-properties fo:font-size="18pt" fo:font-weight="bold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1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13.97cm" svg:x="6.08cm" svg:y="2.0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5.24cm" svg:height="1.27cm" svg:x="6.08cm" svg:y="2.01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5.24cm" svg:height="0.962cm" svg:x="6.08cm" svg:y="2.169cm">
          <draw:text-box>
            <text:p text:style-name="P2"><text:span text:style-name="T1">«Da</text:span><text:span text:style-name="T1">ta </text:span><text:span text:style-name="T1">Scie</text:span><text:span text:style-name="T1">nce</text:span><text:span text:style-name="T1">» in </text:span><text:span text:style-name="T1">Eco</text:span><text:span text:style-name="T1">no</text:span><text:span text:style-name="T1">mic</text:span><text:span text:style-name="T1">s</text:span></text:p>
          </draw:text-box>
        </draw:frame>
        <draw:g>
          <draw:g>
            <draw:custom-shape draw:style-name="gr4" draw:text-style-name="P1" draw:layer="layout" svg:width="6.794cm" svg:height="6.758cm" svg:x="8.136cm" svg:y="4.8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5" draw:text-style-name="P5" draw:layer="layout" svg:width="3.99cm" svg:height="1.673cm" svg:x="8.072cm" svg:y="7.095cm">
              <draw:text-box>
                <text:p text:style-name="P4"><text:span text:style-name="T2">Programmi</text:span><text:span text:style-name="T2">ng</text:span></text:p>
                <text:p text:style-name="P4"><text:span text:style-name="T2">Computatio</text:span><text:span text:style-name="T2">n</text:span></text:p>
                <text:p text:style-name="P4"><text:span text:style-name="T2">Data </text:span><text:span text:style-name="T2">Technologi</text:span><text:span text:style-name="T2">es</text:span></text:p>
              </draw:text-box>
            </draw:frame>
          </draw:g>
          <draw:g>
            <draw:custom-shape draw:style-name="gr6" draw:text-style-name="P1" draw:layer="layout" svg:width="6.794cm" svg:height="6.758cm" svg:x="12.135cm" svg:y="4.80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7" draw:text-style-name="P7" draw:layer="layout" svg:width="2.576cm" svg:height="0.725cm" svg:x="15.555cm" svg:y="7.603cm">
              <draw:text-box>
                <text:p text:style-name="P6"><text:span text:style-name="T2">Economics</text:span></text:p>
              </draw:text-box>
            </draw:frame>
          </draw:g>
          <draw:custom-shape draw:style-name="gr8" draw:text-style-name="P1" draw:layer="layout" svg:width="6.864cm" svg:height="6.864cm" svg:x="10.124cm" svg:y="8.10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9" draw:text-style-name="P7" draw:layer="layout" svg:width="4.888cm" svg:height="0.725cm" svg:x="11.084cm" svg:y="12.983cm">
            <draw:text-box>
              <text:p text:style-name="P6"><text:span text:style-name="T2">Econometrics/Statistics</text:span></text:p>
            </draw:text-box>
          </draw:frame>
          <draw:frame draw:style-name="gr10" draw:text-style-name="P9" draw:layer="layout" svg:width="2.123cm" svg:height="1.039cm" svg:x="14.315cm" svg:y="10.011cm">
            <draw:text-box>
              <text:p text:style-name="P8"><text:span text:style-name="T3">Traditional</text:span></text:p>
              <text:p text:style-name="P8"><text:span text:style-name="T3">Research</text:span></text:p>
            </draw:text-box>
          </draw:frame>
          <draw:frame draw:style-name="gr11" draw:text-style-name="P9" draw:layer="layout" svg:width="1.865cm" svg:height="1.039cm" svg:x="10.557cm" svg:y="10.011cm">
            <draw:text-box>
              <text:p text:style-name="P8"><text:span text:style-name="T3">Ma</text:span><text:span text:style-name="T3">chi</text:span><text:span text:style-name="T3">ne</text:span></text:p>
              <text:p text:style-name="P8"><text:span text:style-name="T3">Le</text:span><text:span text:style-name="T3">arn</text:span><text:span text:style-name="T3">ing</text:span></text:p>
            </draw:text-box>
          </draw:frame>
          <draw:frame draw:style-name="gr12" draw:text-style-name="P11" draw:layer="layout" svg:width="2.758cm" svg:height="1.039cm" svg:x="12.189cm" svg:y="6.887cm">
            <draw:text-box>
              <text:p text:style-name="P10"><text:span text:style-name="T3">Computational</text:span></text:p>
              <text:p text:style-name="P10"><text:span text:style-name="T3">Economics</text:span></text:p>
            </draw:text-box>
          </draw:frame>
          <draw:frame draw:style-name="gr13" draw:text-style-name="P13" draw:layer="layout" svg:width="2.686cm" svg:height="1.433cm" svg:x="12.173cm" svg:y="8.988cm">
            <draw:text-box>
              <text:p text:style-name="P12"><text:span text:style-name="T4">Dat</text:span><text:span text:style-name="T4">a </text:span><text:span text:style-name="T4">Sci</text:span><text:span text:style-name="T4">enc</text:span><text:span text:style-name="T4">e</text:span></text:p>
              <text:p text:style-name="P12"><text:span text:style-name="T4">in</text:span></text:p>
              <text:p text:style-name="P12"><text:span text:style-name="T4">Ec</text:span><text:span text:style-name="T4">on.</text:span></text:p>
            </draw:text-box>
          </draw:frame>
          <draw:frame draw:style-name="gr14" draw:text-style-name="P1" draw:layer="layout" svg:width="1.016cm" svg:height="1.302cm" svg:x="13.051cm" svg:y="11.567cm">
            <draw:image xlink:href="Pictures/100013B0000016B100001D1427159DA10E5EEEB3.svg" xlink:type="simple" xlink:show="embed" xlink:actuate="onLoad">
              <text:p/>
            </draw:image>
            <draw:image xlink:href="Pictures/10000201000000DC00000119F5EB6BFDF36C770B.png" xlink:type="simple" xlink:show="embed" xlink:actuate="onLoad"/>
          </draw:frame>
          <draw:frame draw:style-name="gr14" draw:text-style-name="P1" draw:layer="layout" svg:width="1.086cm" svg:height="1.062cm" svg:x="16.226cm" svg:y="6.46cm">
            <draw:image xlink:href="Pictures/100010C1000057F400004CC69A9F6FF5002978B4.svg" xlink:type="simple" xlink:show="embed" xlink:actuate="onLoad">
              <text:p/>
            </draw:image>
            <draw:image xlink:href="Pictures/10000201000002F5000002955BC5426881FCB3BA.png" xlink:type="simple" xlink:show="embed" xlink:actuate="onLoad"/>
          </draw:frame>
          <draw:frame draw:style-name="gr14" draw:text-style-name="P1" draw:layer="layout" svg:width="1cm" svg:height="0.838cm" svg:x="13.121cm" svg:y="8.265cm">
            <draw:image xlink:href="Pictures/10002FF90000234C00001D8F225A142407ED654A.svg" xlink:type="simple" xlink:show="embed" xlink:actuate="onLoad">
              <text:p/>
            </draw:image>
            <draw:image xlink:href="Pictures/10000201000001560000011E70C8F1D8072C1C0C.png" xlink:type="simple" xlink:show="embed" xlink:actuate="onLoad"/>
          </draw:frame>
          <draw:frame draw:style-name="gr14" draw:text-style-name="P1" draw:layer="layout" svg:width="1.278cm" svg:height="0.889cm" svg:x="9.495cm" svg:y="6.079cm">
            <draw:image xlink:href="Pictures/1000121100003D8D00002AD150A3536D878F8AFE.svg" xlink:type="simple" xlink:show="embed" xlink:actuate="onLoad">
              <text:p/>
            </draw:image>
            <draw:image xlink:href="Pictures/10000201000002540000019EB257BB2E79B5C3F8.png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2934a" draw:marker-start-width="0.2cm" draw:marker-start-center="false" draw:marker-end-width="0.2cm" draw:marker-end-center="false" draw:fill="none" draw:fill-color="#33ff9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4:25:50.979108983</meta:creation-date>
    <dc:date>2019-09-12T16:15:02.009773572</dc:date>
    <meta:editing-duration>PT40M35S</meta:editing-duration>
    <meta:editing-cycles>7</meta:editing-cycles>
    <meta:generator>LibreOffice/6.0.7.3$Linux_X86_64 LibreOffice_project/00m0$Build-3</meta:generator>
    <meta:document-statistic meta:object-count="20"/>
  </office:meta>
</office:document-meta>
</file>